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bl_brg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d_brg (Number)</text:p>
          </table:table-cell>
          <table:table-cell office:value-type="string" calcext:value-type="string">
            <text:p>nm_brg (String)</text:p>
          </table:table-cell>
          <table:table-cell office:value-type="string" calcext:value-type="string">
            <text:p>harga_beli (Number)</text:p>
          </table:table-cell>
          <table:table-cell office:value-type="string" calcext:value-type="string">
            <text:p>kd_pemasok (Numbe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epsodent</text:p>
          </table:table-cell>
          <table:table-cell office:value-type="float" office:value="145000" calcext:value-type="float">
            <text:p>145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Lifebuoy</text:p>
          </table:table-cell>
          <table:table-cell office:value-type="float" office:value="246000" calcext:value-type="float">
            <text:p>246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Shampo Clear</text:p>
          </table:table-cell>
          <table:table-cell office:value-type="float" office:value="44500" calcext:value-type="float">
            <text:p>4450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Shampo Pantene</text:p>
          </table:table-cell>
          <table:table-cell office:value-type="float" office:value="24500" calcext:value-type="float">
            <text:p>245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Kecap ABC</text:p>
          </table:table-cell>
          <table:table-cell office:value-type="float" office:value="50000" calcext:value-type="float">
            <text:p>500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bl_pems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_pemasok (Number)</text:p>
          </table:table-cell>
          <table:table-cell office:value-type="string" calcext:value-type="string">
            <text:p>nm_pemasok (Str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nd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ga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gu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ama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bl_transaksi_j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_brg (Number)</text:p>
          </table:table-cell>
          <table:table-cell office:value-type="string" calcext:value-type="string">
            <text:p>kd_plg (Number)</text:p>
          </table:table-cell>
          <table:table-cell office:value-type="string" calcext:value-type="string">
            <text:p>no_fak (Number)</text:p>
          </table:table-cell>
          <table:table-cell office:value-type="string" calcext:value-type="string">
            <text:p>tgl_trans (Date)</text:p>
          </table:table-cell>
          <table:table-cell office:value-type="string" calcext:value-type="string">
            <text:p>qty (Number)</text:p>
          </table:table-cell>
          <table:table-cell office:value-type="string" calcext:value-type="string">
            <text:p>harga_jual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111" calcext:value-type="float">
            <text:p>111</text:p>
          </table:table-cell>
          <table:table-cell table:style-name="ce2" office:value-type="date" office:date-value="2021-01-12" calcext:value-type="date">
            <text:p>01/12/2021</text:p>
          </table:table-cell>
          <table:table-cell office:value-type="float" office:value="40" calcext:value-type="float">
            <text:p>40</text:p>
          </table:table-cell>
          <table:table-cell table:formula="of:=[.D5]*[.F20]" office:value-type="float" office:value="5800000" calcext:value-type="float">
            <text:p>58000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table:style-name="ce2" office:value-type="date" office:date-value="2021-01-13" calcext:value-type="date">
            <text:p>01/13/2021</text:p>
          </table:table-cell>
          <table:table-cell office:value-type="float" office:value="12" calcext:value-type="float">
            <text:p>12</text:p>
          </table:table-cell>
          <table:table-cell table:formula="of:=[.D5]*[.F21]" office:value-type="float" office:value="1740000" calcext:value-type="float">
            <text:p>174000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table:style-name="ce2" office:value-type="date" office:date-value="2021-01-14" calcext:value-type="date">
            <text:p>01/14/2021</text:p>
          </table:table-cell>
          <table:table-cell office:value-type="float" office:value="14" calcext:value-type="float">
            <text:p>14</text:p>
          </table:table-cell>
          <table:table-cell table:formula="of:=[.D6]*[.F22]" office:value-type="float" office:value="3444000" calcext:value-type="float">
            <text:p>344400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22" calcext:value-type="float">
            <text:p>222</text:p>
          </table:table-cell>
          <table:table-cell office:value-type="float" office:value="114" calcext:value-type="float">
            <text:p>114</text:p>
          </table:table-cell>
          <table:table-cell table:style-name="ce2" office:value-type="date" office:date-value="2021-01-15" calcext:value-type="date">
            <text:p>01/15/2021</text:p>
          </table:table-cell>
          <table:table-cell office:value-type="float" office:value="34" calcext:value-type="float">
            <text:p>34</text:p>
          </table:table-cell>
          <table:table-cell table:formula="of:=[.D7]*[.F23]" office:value-type="float" office:value="1513000" calcext:value-type="float">
            <text:p>151300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21" calcext:value-type="float">
            <text:p>221</text:p>
          </table:table-cell>
          <table:table-cell office:value-type="float" office:value="115" calcext:value-type="float">
            <text:p>115</text:p>
          </table:table-cell>
          <table:table-cell table:style-name="ce2" office:value-type="date" office:date-value="2021-01-16" calcext:value-type="date">
            <text:p>01/16/2021</text:p>
          </table:table-cell>
          <table:table-cell office:value-type="float" office:value="12" calcext:value-type="float">
            <text:p>12</text:p>
          </table:table-cell>
          <table:table-cell table:formula="of:=[.D8]*[.F24]" office:value-type="float" office:value="294000" calcext:value-type="float">
            <text:p>29400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22" calcext:value-type="float">
            <text:p>222</text:p>
          </table:table-cell>
          <table:table-cell office:value-type="float" office:value="116" calcext:value-type="float">
            <text:p>116</text:p>
          </table:table-cell>
          <table:table-cell table:style-name="ce2" office:value-type="date" office:date-value="2021-01-17" calcext:value-type="date">
            <text:p>01/17/2021</text:p>
          </table:table-cell>
          <table:table-cell office:value-type="float" office:value="10" calcext:value-type="float">
            <text:p>10</text:p>
          </table:table-cell>
          <table:table-cell table:formula="of:=[.D5]*[.F25]" office:value-type="float" office:value="1450000" calcext:value-type="float">
            <text:p>145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bl_pelangg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_plg (Number)</text:p>
          </table:table-cell>
          <table:table-cell office:value-type="string" calcext:value-type="string">
            <text:p>nm_pl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Ek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Bay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Awa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3:41:57.276128779</meta:creation-date>
    <dc:date>2021-01-12T15:37:45.194494957</dc:date>
    <meta:editing-duration>PT1H13M27S</meta:editing-duration>
    <meta:editing-cycles>1</meta:editing-cycles>
    <meta:document-statistic meta:table-count="1" meta:cell-count="90" meta:object-count="0"/>
    <meta:generator>LibreOffice/6.4.6.2$Linux_X86_64 LibreOffice_project/40$Build-2</meta:generator>
  </office:meta>
</office:document-meta>
</file>